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Disabled( javax . el . ValueExpressio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doStartTag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File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eExtensionTag.setValidatorMessage( javax . el . ValueExpression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LabelWidth( javax . el . ValueExpression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Onchange( javax . el . ValueExpression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ConverterMessage( javax . el . ValueExpression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ExtensionTag.setRequiredMessage( javax . el . ValueExpression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Tip( javax . el . ValueExpression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ValueChangeListener( javax . el . MethodExpression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Focus( javax . el . ValueExpression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TabIndex( javax . el . ValueExpression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Required( javax . el . ValueExpressio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Validator( javax . el . MethodExpression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